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4a1d"/>
    </style:style>
    <style:style style:name="P2" style:family="paragraph" style:parent-style-name="Standard">
      <style:text-properties officeooo:paragraph-rsid="000455aa"/>
    </style:style>
    <style:style style:name="P3" style:family="paragraph" style:parent-style-name="Standard">
      <style:text-properties officeooo:paragraph-rsid="0004bdb7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4a1d"/>
    </style:style>
    <style:style style:name="T4" style:family="text">
      <style:text-properties style:text-underline-style="solid" style:text-underline-width="auto" style:text-underline-color="font-color" officeooo:rsid="000455aa"/>
    </style:style>
    <style:style style:name="T5" style:family="text">
      <style:text-properties style:text-underline-style="solid" style:text-underline-width="auto" style:text-underline-color="font-color" officeooo:rsid="000593e5"/>
    </style:style>
    <style:style style:name="T6" style:family="text">
      <style:text-properties officeooo:rsid="000222a1"/>
    </style:style>
    <style:style style:name="T7" style:family="text">
      <style:text-properties officeooo:rsid="0002ce84"/>
    </style:style>
    <style:style style:name="T8" style:family="text">
      <style:text-properties officeooo:rsid="00044a1d"/>
    </style:style>
    <style:style style:name="T9" style:family="text">
      <style:text-properties style:text-underline-style="none" officeooo:rsid="00044a1d"/>
    </style:style>
    <style:style style:name="T10" style:family="text">
      <style:text-properties officeooo:rsid="000455aa"/>
    </style:style>
    <style:style style:name="T11" style:family="text">
      <style:text-properties officeooo:rsid="0004bdb7"/>
    </style:style>
    <style:style style:name="T12" style:family="text">
      <style:text-properties officeooo:rsid="00059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T1">Relationen Nachhilfe</text:span></text:p>
      <text:p text:style-name="Standard"/>
      <text:p text:style-name="Standard">Schueler (<text:span text:style-name="T2">SNr</text:span>, Vorname, Name, <text:span text:style-name="T6">Ortsteil, </text:span>Mail, Tutor [bool], Klassenstufe, <text:tab/><text:tab/><text:tab/><text:span text:style-name="T6">Elterneinverständnis</text:span>)</text:p>
      <text:p text:style-name="Standard">Fach (<text:span text:style-name="T2">FNr</text:span>, FName, Stufe)</text:p>
      <text:p text:style-name="Standard">Ort (<text:span text:style-name="T2">RNr</text:span>, RName, Kapazität)</text:p>
      <text:p text:style-name="Standard">verfuegbar (<text:span text:style-name="Subtle_20_Reference">SNr, </text:span><text:span text:style-name="Subtle_20_Reference"><text:span text:style-name="T10">SlotNr</text:span></text:span><text:span text:style-name="Subtle_20_Reference">, KW</text:span>)</text:p>
      <text:p text:style-name="P2"><text:span text:style-name="T10">Slot (</text:span><text:span text:style-name="T4">SlotNr</text:span><text:span text:style-name="T10">, Zeitslot)</text:span></text:p>
      <text:p text:style-name="Standard"><text:span text:style-name="T8">istTutor</text:span> (<text:span text:style-name="Subtle_20_Reference">SNr, FNr</text:span>)</text:p>
      <text:p text:style-name="P3">Stunde <text:span text:style-name="T11">(</text:span><text:span text:style-name="T5">Angebot</text:span><text:span text:style-name="T12"> </text:span><text:span text:style-name="T11">[</text:span><text:span text:style-name="Subtle_20_Reference"><text:span text:style-name="T11">SNr, </text:span></text:span><text:span text:style-name="Subtle_20_Reference"><text:span text:style-name="T10">SlotNr</text:span></text:span><text:span text:style-name="Subtle_20_Reference"><text:span text:style-name="T11">, KW</text:span></text:span><text:span text:style-name="T11">],</text:span><text:span text:style-name="T2">SNr</text:span>, FNr, RNr, <text:span text:style-name="T6">Art</text:span>, <text:span text:style-name="T8">Schulj</text:span>ahr, <text:span text:style-name="T7">Bewertung</text:span>) </text:p>
      <text:p text:style-name="P1"><text:span text:style-name="T8">Kosten (</text:span><text:span text:style-name="T3">Art</text:span><text:span text:style-name="T9"> [Einzel-, Gruppe-, Schnupper-, ...]</text:span><text:span text:style-name="T8">, Preis)</text:span><text:line-break/></text:p>
      <text:p text:style-name="Standard"/>
      <text:p text:style-name="Standard"><text:span text:style-name="T2">Integrität</text:span>: <text:tab/>Eintrag in <text:span text:style-name="T10">istTutor</text:span>-Tabelle nur von befugten Personen (Admin)</text:p>
      <text:p text:style-name="Standard"><text:span text:style-name="T2">Bonus</text:span>: <text:tab/>Bewertung der Tutoren</text:p>
      <text:p text:style-name="Standard"><text:tab/><text:tab/><text:span text:style-name="T7">Rabattsys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AR PL UMing H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Reppekus</meta:initial-creator>
    <dc:creator>lewein </dc:creator>
    <meta:editing-cycles>3</meta:editing-cycles>
    <meta:creation-date>2015-05-04T04:37:00</meta:creation-date>
    <dc:date>2015-05-04T14:31:20</dc:date>
    <meta:editing-duration>P0D</meta:editing-duration>
    <meta:generator>LibreOffice/4.0.4.2$Linux_x86 LibreOffice_project/9e9821abd0ffdbc09cd8c52eaa574fa09eb08f2</meta:generator>
    <meta:document-statistic meta:table-count="0" meta:image-count="0" meta:object-count="0" meta:page-count="1" meta:paragraph-count="12" meta:word-count="61" meta:character-count="488" meta:non-whitespace-character-count="4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